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8.451cm"/>
    </style:style>
    <style:style style:name="gr2" style:family="graphic" style:parent-style-name="standard">
      <style:graphic-properties svg:stroke-width="0.423cm" svg:stroke-color="#3465a4" draw:marker-start-width="0.835cm" draw:marker-end-width="0.835cm" draw:fill="none" draw:fill-color="#000000" draw:textarea-horizontal-align="justify" draw:textarea-vertical-align="middle" draw:auto-grow-height="false" fo:min-height="0.427cm" fo:min-width="0.177cm" fo:padding-top="0.337cm" fo:padding-bottom="0.337cm" fo:padding-left="0.462cm" fo:padding-right="0.462cm"/>
    </style:style>
    <style:style style:name="gr3" style:family="graphic" style:parent-style-name="standard">
      <style:graphic-properties svg:stroke-width="0.423cm" svg:stroke-color="#3465a4" draw:marker-start-width="0.835cm" draw:marker-end-width="0.835cm" draw:fill="none" draw:fill-color="#000000" draw:textarea-horizontal-align="justify" draw:textarea-vertical-align="middle" draw:auto-grow-height="false" fo:min-height="0.426cm" fo:min-width="0.178cm" fo:padding-top="0.337cm" fo:padding-bottom="0.337cm" fo:padding-left="0.462cm" fo:padding-right="0.462cm"/>
    </style:style>
    <style:style style:name="gr4" style:family="graphic" style:parent-style-name="standard">
      <style:graphic-properties svg:stroke-width="0.423cm" svg:stroke-color="#3465a4" draw:marker-start-width="0.835cm" draw:marker-end-width="0.835cm" draw:fill="none" draw:fill-color="#000000" draw:textarea-horizontal-align="justify" draw:textarea-vertical-align="middle" draw:auto-grow-height="false" fo:min-height="0.668cm" fo:min-width="0.487cm" fo:padding-top="0.337cm" fo:padding-bottom="0.337cm" fo:padding-left="0.462cm" fo:padding-right="0.462cm"/>
    </style:style>
    <style:style style:name="gr5" style:family="graphic" style:parent-style-name="standard">
      <style:graphic-properties svg:stroke-width="0.423cm" svg:stroke-color="#3465a4" draw:marker-start-width="0.835cm" draw:marker-end-width="0.835cm" draw:fill="none" draw:fill-color="#000000" draw:textarea-horizontal-align="justify" draw:textarea-vertical-align="middle" draw:auto-grow-height="false" fo:min-height="0.083cm" fo:min-width="0cm" fo:padding-top="0.337cm" fo:padding-bottom="0.337cm" fo:padding-left="0.462cm" fo:padding-right="0.462cm"/>
    </style:style>
    <style:style style:name="gr6" style:family="graphic" style:parent-style-name="objectwithoutfill">
      <style:graphic-properties svg:stroke-width="0.106cm" svg:stroke-color="#3465a4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3465a4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423cm" svg:stroke-color="#3465a4" draw:marker-start-width="0.835cm" draw:marker-end-width="0.835cm" draw:fill="none" draw:fill-color="#000000" draw:textarea-horizontal-align="justify" draw:textarea-vertical-align="middle" draw:auto-grow-height="false" fo:min-height="1.278cm" fo:min-width="1.002cm" fo:padding-top="0.337cm" fo:padding-bottom="0.337cm" fo:padding-left="0.462cm" fo:padding-right="0.462cm"/>
    </style:style>
    <style:style style:name="P1" style:family="paragraph">
      <style:paragraph-properties fo:text-align="center"/>
      <style:text-properties fo:text-shadow="1pt 1pt"/>
    </style:style>
    <style:style style:name="P2" style:family="paragraph">
      <loext:graphic-properties draw:fill="none" draw:fill-color="#ffffff"/>
      <style:paragraph-properties fo:text-align="center"/>
      <style:text-properties fo:font-size="110pt" fo:text-shadow="1pt 1pt" style:font-size-asian="120pt" style:font-size-complex="120pt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sana Math" fo:font-size="110pt" fo:text-shadow="1pt 1pt" style:font-size-asian="120pt" style:font-size-complex="120pt"/>
    </style:style>
    <style:style style:name="T2" style:family="text">
      <style:text-properties style:font-name="Asana Math" fo:font-size="110pt" fo:text-shadow="1pt 1pt" fo:font-weight="bold" style:font-size-asian="120pt" style:font-weight-asian="bold" style:font-size-complex="120pt" style:font-weight-complex="bold"/>
    </style:style>
    <style:style style:name="T3" style:family="text">
      <style:text-properties style:font-name="Asana Math" fo:font-size="110pt" fo:text-shadow="1pt 1pt" style:text-underline-style="none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2" draw:layer="layout" svg:width="13.365cm" svg:height="8.701cm" svg:x="0.3cm" svg:y="1.499cm">
            <draw:text-box>
              <text:p text:style-name="P1"><text:span text:style-name="T1">cr</text:span><text:span text:style-name="T2"> <text:s text:c="2"/></text:span><text:span text:style-name="T1">w</text:span><text:span text:style-name="T3">d</text:span></text:p>
            </draw:text-box>
          </draw:frame>
          <draw:g>
            <draw:custom-shape draw:style-name="gr2" draw:text-style-name="P3" draw:layer="layout" svg:width="1.555cm" svg:height="1.555cm" svg:x="2.563cm" svg:y="2.1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556cm" svg:height="1.554cm" svg:x="6.351cm" svg:y="7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1.993cm" svg:height="1.896cm" draw:transform="rotate (-0.0478220215046446) translate (6.886cm 1.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1.068cm" svg:height="1.069cm" svg:x="4.118cm" svg:y="7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4" draw:layer="layout" svg:x1="4.992cm" svg:y1="4.013cm" svg:x2="3.826cm" svg:y2="3.43cm">
              <text:p/>
            </draw:line>
            <draw:line draw:style-name="gr7" draw:text-style-name="P4" draw:layer="layout" svg:x1="6.449cm" svg:y1="4.013cm" svg:x2="7.323cm" svg:y2="2.847cm">
              <text:p/>
            </draw:line>
            <draw:line draw:style-name="gr6" draw:text-style-name="P4" draw:layer="layout" svg:x1="6.352cm" svg:y1="6.15cm" svg:x2="6.935cm" svg:y2="7.413cm">
              <text:p/>
            </draw:line>
            <draw:line draw:style-name="gr6" draw:text-style-name="P4" draw:layer="layout" svg:x1="5.478cm" svg:y1="6.15cm" svg:x2="4.895cm" svg:y2="7.316cm">
              <text:p/>
            </draw:line>
            <draw:custom-shape draw:style-name="gr8" draw:text-style-name="P3" draw:layer="layout" svg:width="2.724cm" svg:height="2.76cm" draw:transform="skewX (-0.000349065850398862) rotate (-0.0478220215046446) translate (4.52cm 3.5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2T10:06:44.158591673</meta:creation-date>
    <dc:date>2021-06-22T10:41:23.786924330</dc:date>
    <meta:editing-duration>PT21M35S</meta:editing-duration>
    <meta:editing-cycles>12</meta:editing-cycles>
    <meta:generator>LibreOffice/6.1.5.2$Linux_X86_64 LibreOffice_project/10$Build-2</meta:generator>
    <meta:document-statistic meta:object-count="12"/>
  </office:meta>
</office:document-meta>
</file>